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B0000006263DACD16E94C6A0E.png" manifest:media-type="image/png"/>
  <manifest:file-entry manifest:full-path="Pictures/100000000000078000000438A6D82C78A4FEBD0C.png" manifest:media-type="image/png"/>
  <manifest:file-entry manifest:full-path="Pictures/100000000000009600000096A70BB76A3BBE0CDB.png" manifest:media-type="image/png"/>
  <manifest:file-entry manifest:full-path="Pictures/10000201000001800000010391407617080B9108.png" manifest:media-type="image/png"/>
  <manifest:file-entry manifest:full-path="Pictures/100000000000009400000096981FBA596AED2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fo:min-height="1.498cm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3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www.segeln-forum.de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.264cm" svg:height="1.748cm" svg:x="14.2cm" svg:y="1.652cm">
          <draw:text-box>
            <text:list text:style-name="L2">
              <text:list-item>
                <text:p text:style-name="P5"><text:span text:style-name="T3">Das deutschsprachiges Segel-Forum dient uns als </text:span><text:span text:style-name="T3">Kommunikationsplattform</text:span></text:p>
              </text:list-item>
            </text:list>
          </draw:text-box>
        </draw:frame>
        <draw:frame draw:style-name="gr2" draw:text-style-name="P7" draw:layer="layout" svg:width="13cm" svg:height="1.686cm" svg:x="0.224cm" svg:y="9.6cm">
          <draw:text-box>
            <text:list text:style-name="L2">
              <text:list-item>
                <text:p><text:span text:style-name="T4">Unsere Webseite mit weiteren Informationen zu unseren Projekten</text:span></text:p>
              </text:list-item>
            </text:list>
          </draw:text-box>
        </draw:frame>
        <draw:frame draw:style-name="gr3" draw:text-style-name="P8" draw:layer="layout" svg:width="3.968cm" svg:height="3.968cm" svg:x="15.2cm" svg:y="3.4cm">
          <draw:image xlink:href="Pictures/100000000000009600000096A70BB76A3BBE0CDB.png" xlink:type="simple" xlink:show="embed" xlink:actuate="onLoad">
            <text:p/>
          </draw:image>
        </draw:frame>
        <draw:frame draw:style-name="gr3" draw:text-style-name="P8" draw:layer="layout" svg:width="3.915cm" svg:height="3.968cm" svg:x="1.085cm" svg:y="11.286cm">
          <draw:image xlink:href="Pictures/100000000000009400000096981FBA596AED2C65.png" xlink:type="simple" xlink:show="embed" xlink:actuate="onLoad">
            <text:p/>
          </draw:image>
        </draw:frame>
        <draw:frame draw:style-name="gr4" draw:text-style-name="P3" draw:layer="layout" svg:width="5.711cm" svg:height="3.852cm" svg:x="6cm" svg:y="11.348cm">
          <draw:image xlink:href="Pictures/10000201000001800000010391407617080B9108.png" xlink:type="simple" xlink:show="embed" xlink:actuate="onLoad">
            <text:p/>
          </draw:image>
        </draw:frame>
        <draw:frame draw:style-name="gr4" draw:text-style-name="P3" draw:layer="layout" svg:width="5.677cm" svg:height="4.002cm" svg:x="20.323cm" svg:y="3.408cm">
          <draw:image xlink:href="Pictures/100002010000008B0000006263DACD16E94C6A0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1M58S</meta:editing-duration>
    <meta:editing-cycles>12</meta:editing-cycles>
    <meta:generator>LibreOffice/5.1.6.2$Linux_X86_64 LibreOffice_project/10m0$Build-2</meta:generator>
    <dc:date>2019-12-26T17:35:31.693688666</dc:date>
    <meta:document-statistic meta:object-count="32"/>
  </office:meta>
</office:document-meta>
</file>